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практичных примеров какие нужно разобрать чтобы понять основы для применения на практике и решения задач</text:p>
      <text:p text:style-name="Standard">ChatGPT</text:p>
      <text:p text:style-name="P1">ChatGPT</text:p>
      <text:p text:style-name="Text_20_body">Вот список практичных примеров, которые помогут вам лучше понять основы объектно-ориентированного программирования (ООП) в PHP и их применение на практике для решения различных задач:</text:p>
      <text:list xml:id="list2916285441026773523" text:style-name="L1">
        <text:list-item>
          <text:p text:style-name="P2"><text:span text:style-name="Strong_20_Emphasis">Управление пользователями:</text:span></text:p>
          <text:list>
            <text:list-item>
              <text:p text:style-name="P3">Создание класса <text:span text:style-name="Source_20_Text">User</text:span> для представления пользователей.</text:p>
            </text:list-item>
            <text:list-item>
              <text:p text:style-name="P3">Реализация методов для регистрации, входа и выхода пользователя.</text:p>
            </text:list-item>
            <text:list-item>
              <text:p text:style-name="P3">Использование инкапсуляции для хранения данных пользователя.</text:p>
            </text:list-item>
          </text:list>
        </text:list-item>
        <text:list-item>
          <text:p text:style-name="P2"><text:span text:style-name="Strong_20_Emphasis">Управление товарами в интернет-магазине:</text:span></text:p>
          <text:list>
            <text:list-item>
              <text:p text:style-name="P3">Создание класса <text:span text:style-name="Source_20_Text">Product</text:span> для представления товаров.</text:p>
            </text:list-item>
            <text:list-item>
              <text:p text:style-name="P3">Реализация методов для добавления, удаления и обновления товаров.</text:p>
            </text:list-item>
            <text:list-item>
              <text:p text:style-name="P3">Использование наследования для создания классов для различных типов товаров.</text:p>
            </text:list-item>
          </text:list>
        </text:list-item>
        <text:list-item>
          <text:p text:style-name="P2"><text:span text:style-name="Strong_20_Emphasis">Управление заказами:</text:span></text:p>
          <text:list>
            <text:list-item>
              <text:p text:style-name="P3">Создание класса <text:span text:style-name="Source_20_Text">Order</text:span> для представления заказов.</text:p>
            </text:list-item>
            <text:list-item>
              <text:p text:style-name="P3">Реализация методов для создания нового заказа, добавления товаров и подсчета общей суммы заказа.</text:p>
            </text:list-item>
            <text:list-item>
              <text:p text:style-name="P3">Использование композиции для связи заказа с товарами.</text:p>
            </text:list-item>
          </text:list>
        </text:list-item>
        <text:list-item>
          <text:p text:style-name="P2"><text:span text:style-name="Strong_20_Emphasis">Реализация блога:</text:span></text:p>
          <text:list>
            <text:list-item>
              <text:p text:style-name="P3">Создание классов для представления статей, комментариев и пользователей блога.</text:p>
            </text:list-item>
            <text:list-item>
              <text:p text:style-name="P3">Реализация методов для добавления новых статей, комментирования статей и управления пользователями.</text:p>
            </text:list-item>
          </text:list>
        </text:list-item>
        <text:list-item>
          <text:p text:style-name="P2"><text:span text:style-name="Strong_20_Emphasis">Создание системы управления задачами:</text:span></text:p>
          <text:list>
            <text:list-item>
              <text:p text:style-name="P3">Создание классов для представления задач и пользователей системы управления задачами.</text:p>
            </text:list-item>
            <text:list-item>
              <text:p text:style-name="P3">Реализация методов для создания, обновления и удаления задач, а также назначения задач пользователям.</text:p>
            </text:list-item>
          </text:list>
        </text:list-item>
        <text:list-item>
          <text:p text:style-name="P2"><text:span text:style-name="Strong_20_Emphasis">Управление финансами:</text:span></text:p>
          <text:list>
            <text:list-item>
              <text:p text:style-name="P3">Создание классов для представления банковских счетов, транзакций и категорий расходов/доходов.</text:p>
            </text:list-item>
            <text:list-item>
              <text:p text:style-name="P3">Реализация методов для проведения транзакций, получения баланса счета и анализа финансовых данных.</text:p>
            </text:list-item>
          </text:list>
        </text:list-item>
        <text:list-item>
          <text:p text:style-name="P2"><text:span text:style-name="Strong_20_Emphasis">Разработка игры:</text:span></text:p>
          <text:list>
            <text:list-item>
              <text:p text:style-name="P3">Создание классов для представления игрока, монстров, предметов и игрового мира.</text:p>
            </text:list-item>
            <text:list-item>
              <text:p text:style-name="P3">Реализация методов для перемещения игрока, боя с монстрами и взаимодействия с предметами.</text:p>
            </text:list-item>
          </text:list>
        </text:list-item>
        <text:list-item>
          <text:p text:style-name="P2"><text:span text:style-name="Strong_20_Emphasis">Управление ресурсами:</text:span></text:p>
          <text:list>
            <text:list-item>
              <text:p text:style-name="P3">Создание классов для работы с файлами, базой данных и внешними API.</text:p>
            </text:list-item>
            <text:list-item>
              <text:p text:style-name="P3">Реализация методов для чтения/записи файлов, выполнения запросов к базе данных и взаимодействия с внешними сервисами.</text:p>
            </text:list-item>
          </text:list>
        </text:list-item>
        <text:list-item>
          <text:p text:style-name="P2"><text:span text:style-name="Strong_20_Emphasis">Реализация системы авторизации и аутентификации:</text:span></text:p>
          <text:list>
            <text:list-item>
              <text:p text:style-name="P3"><text:soft-page-break/>Создание классов для работы с сессиями, хешированием паролей и проверкой доступа к защищенным ресурсам.</text:p>
            </text:list-item>
            <text:list-item>
              <text:p text:style-name="P3">Реализация методов для аутентификации пользователя, проверки прав доступа и управления сеансами пользователей.</text:p>
            </text:list-item>
          </text:list>
        </text:list-item>
        <text:list-item>
          <text:p text:style-name="P2"><text:span text:style-name="Strong_20_Emphasis">Разработка веб-приложения:</text:span></text:p>
          <text:list>
            <text:list-item>
              <text:p text:style-name="P3">Создание классов для представления контроллеров, моделей и представлений веб-приложения.</text:p>
            </text:list-item>
            <text:list-item>
              <text:p text:style-name="P2">Реализация методов для обработки HTTP-запросов, взаимодействия с базой данных и отображения данных на веб-страницах.</text:p>
            </text:list-item>
          </text:list>
        </text:list-item>
      </text:list>
      <text:p text:style-name="Text_20_body">Разбор этих практичных примеров поможет вам освоить основы ООП в PHP и научиться применять их на практике для разработки различных типов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02:51.76</dc:date>
    <meta:document-statistic meta:table-count="0" meta:image-count="0" meta:object-count="0" meta:page-count="2" meta:paragraph-count="38" meta:word-count="356" meta:character-count="2668"/>
    <dc:creator>Dima Wide</dc:creator>
    <meta:user-defined meta:name="Info 1"/>
    <meta:user-defined meta:name="Info 2"/>
    <meta:user-defined meta:name="Info 3"/>
    <meta:user-defined meta:name="Info 4"/>
  </office:meta>
</office:document-meta>
</file>